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Junk</text:p>
          </table:table-cell>
          <table:table-cell office:value-type="string">
            <text:p>HTTP Cod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Facet</text:p>
          </table:table-cell>
          <table:table-cell table:number-columns-repeated="2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1">
            <text:p>1.01</text:p>
          </table:table-cell>
          <table:table-cell office:value-type="float" office:value="92413">
            <text:p>92413</text:p>
          </table:table-cell>
          <table:table-cell office:value-type="string">
            <text:p>w2_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7">
            <text:p>0.57</text:p>
          </table:table-cell>
          <table:table-cell office:value-type="float" office:value="92413">
            <text:p>92413</text:p>
          </table:table-cell>
          <table:table-cell office:value-type="string">
            <text:p>w2_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4">
            <text:p>0.54</text:p>
          </table:table-cell>
          <table:table-cell office:value-type="float" office:value="92413">
            <text:p>92413</text:p>
          </table:table-cell>
          <table:table-cell office:value-type="string">
            <text:p>w2_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1">
            <text:p>0.51</text:p>
          </table:table-cell>
          <table:table-cell office:value-type="float" office:value="92413">
            <text:p>92413</text:p>
          </table:table-cell>
          <table:table-cell office:value-type="string">
            <text:p>w2_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2413">
            <text:p>92413</text:p>
          </table:table-cell>
          <table:table-cell office:value-type="string">
            <text:p>w2_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w2_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w2_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w2_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w2_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w2_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530">
            <text:p>530</text:p>
          </table:table-cell>
          <table:table-cell office:value-type="string">
            <text:p>w2_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w2_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w2_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w2_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w2_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34">
            <text:p>1734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31">
            <text:p>1731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188103">
            <text:p>188103</text:p>
          </table:table-cell>
          <table:table-cell office:value-type="string">
            <text:p>w2_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w2_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w2_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w2_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w2_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w2_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w2_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w2_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w2_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58">
            <text:p>1658</text:p>
          </table:table-cell>
          <table:table-cell office:value-type="string">
            <text:p>w2_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587">
            <text:p>587</text:p>
          </table:table-cell>
          <table:table-cell office:value-type="string">
            <text:p>w2_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588">
            <text:p>588</text:p>
          </table:table-cell>
          <table:table-cell office:value-type="string">
            <text:p>w2_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string">
            <text:p>w2_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587">
            <text:p>587</text:p>
          </table:table-cell>
          <table:table-cell office:value-type="string">
            <text:p>w2_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588">
            <text:p>588</text:p>
          </table:table-cell>
          <table:table-cell office:value-type="string">
            <text:p>w2_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w2_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47">
            <text:p>3.47</text:p>
          </table:table-cell>
          <table:table-cell office:value-type="float" office:value="382582">
            <text:p>382582</text:p>
          </table:table-cell>
          <table:table-cell office:value-type="string">
            <text:p>w2_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19">
            <text:p>2.19</text:p>
          </table:table-cell>
          <table:table-cell office:value-type="float" office:value="382582">
            <text:p>382582</text:p>
          </table:table-cell>
          <table:table-cell office:value-type="string">
            <text:p>w2_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w2_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2">
            <text:p>2.22</text:p>
          </table:table-cell>
          <table:table-cell office:value-type="float" office:value="382582">
            <text:p>382582</text:p>
          </table:table-cell>
          <table:table-cell office:value-type="string">
            <text:p>w2_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w2_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2814">
            <text:p>2814</text:p>
          </table:table-cell>
          <table:table-cell office:value-type="string">
            <text:p>w2_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w2_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w2_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w2_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w2_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708">
            <text:p>708</text:p>
          </table:table-cell>
          <table:table-cell office:value-type="string">
            <text:p>w2_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w2_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w2_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709">
            <text:p>709</text:p>
          </table:table-cell>
          <table:table-cell office:value-type="string">
            <text:p>w2_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w2_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8">
            <text:p>2928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3362">
            <text:p>3362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3362">
            <text:p>3362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3365">
            <text:p>3365</text:p>
          </table:table-cell>
          <table:table-cell office:value-type="string">
            <text:p>w2_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49">
            <text:p>4.49</text:p>
          </table:table-cell>
          <table:table-cell office:value-type="float" office:value="754623">
            <text:p>754623</text:p>
          </table:table-cell>
          <table:table-cell office:value-type="string">
            <text:p>w2_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55">
            <text:p>4.55</text:p>
          </table:table-cell>
          <table:table-cell office:value-type="float" office:value="754623">
            <text:p>754623</text:p>
          </table:table-cell>
          <table:table-cell office:value-type="string">
            <text:p>w2_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6">
            <text:p>4.66</text:p>
          </table:table-cell>
          <table:table-cell office:value-type="float" office:value="754623">
            <text:p>754623</text:p>
          </table:table-cell>
          <table:table-cell office:value-type="string">
            <text:p>w2_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75">
            <text:p>4.75</text:p>
          </table:table-cell>
          <table:table-cell office:value-type="float" office:value="754623">
            <text:p>754623</text:p>
          </table:table-cell>
          <table:table-cell office:value-type="string">
            <text:p>w2_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7">
            <text:p>4.67</text:p>
          </table:table-cell>
          <table:table-cell office:value-type="float" office:value="754623">
            <text:p>754623</text:p>
          </table:table-cell>
          <table:table-cell office:value-type="string">
            <text:p>w2_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039">
            <text:p>5039</text:p>
          </table:table-cell>
          <table:table-cell office:value-type="string">
            <text:p>w2_4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040">
            <text:p>5040</text:p>
          </table:table-cell>
          <table:table-cell office:value-type="string">
            <text:p>w2_4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8">
            <text:p>0.18</text:p>
          </table:table-cell>
          <table:table-cell office:value-type="float" office:value="5039">
            <text:p>5039</text:p>
          </table:table-cell>
          <table:table-cell office:value-type="string">
            <text:p>w2_4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w2_4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w2_4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840">
            <text:p>840</text:p>
          </table:table-cell>
          <table:table-cell office:value-type="string">
            <text:p>w2_4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839">
            <text:p>839</text:p>
          </table:table-cell>
          <table:table-cell office:value-type="string">
            <text:p>w2_4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838">
            <text:p>838</text:p>
          </table:table-cell>
          <table:table-cell office:value-type="string">
            <text:p>w2_4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w2_4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w2_4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1">
            <text:p>1681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2">
            <text:p>1682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1">
            <text:p>1681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869">
            <text:p>1869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w2_4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6">
            <text:p>7.6</text:p>
          </table:table-cell>
          <table:table-cell office:value-type="float" office:value="931487">
            <text:p>931487</text:p>
          </table:table-cell>
          <table:table-cell office:value-type="string">
            <text:p>w2_5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07">
            <text:p>6.07</text:p>
          </table:table-cell>
          <table:table-cell office:value-type="float" office:value="931487">
            <text:p>931487</text:p>
          </table:table-cell>
          <table:table-cell office:value-type="string">
            <text:p>w2_5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6">
            <text:p>6.26</text:p>
          </table:table-cell>
          <table:table-cell office:value-type="float" office:value="931487">
            <text:p>931487</text:p>
          </table:table-cell>
          <table:table-cell office:value-type="string">
            <text:p>w2_5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7">
            <text:p>6.17</text:p>
          </table:table-cell>
          <table:table-cell office:value-type="float" office:value="931484">
            <text:p>931484</text:p>
          </table:table-cell>
          <table:table-cell office:value-type="string">
            <text:p>w2_5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9">
            <text:p>6.29</text:p>
          </table:table-cell>
          <table:table-cell office:value-type="float" office:value="931487">
            <text:p>931487</text:p>
          </table:table-cell>
          <table:table-cell office:value-type="string">
            <text:p>w2_5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w2_5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w2_5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">
            <text:p>0.4</text:p>
          </table:table-cell>
          <table:table-cell office:value-type="float" office:value="6602">
            <text:p>6602</text:p>
          </table:table-cell>
          <table:table-cell office:value-type="string">
            <text:p>w2_5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w2_5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w2_5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w2_5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w2_5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w2_5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w2_5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w2_5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w2_5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w2_6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8">
            <text:p>6.68</text:p>
          </table:table-cell>
          <table:table-cell office:value-type="float" office:value="956750">
            <text:p>956750</text:p>
          </table:table-cell>
          <table:table-cell office:value-type="string">
            <text:p>w2_6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2">
            <text:p>6.62</text:p>
          </table:table-cell>
          <table:table-cell office:value-type="float" office:value="956750">
            <text:p>956750</text:p>
          </table:table-cell>
          <table:table-cell office:value-type="string">
            <text:p>w2_6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9">
            <text:p>6.69</text:p>
          </table:table-cell>
          <table:table-cell office:value-type="float" office:value="956750">
            <text:p>956750</text:p>
          </table:table-cell>
          <table:table-cell office:value-type="string">
            <text:p>w2_6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w2_6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w2_6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w2_6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994">
            <text:p>6994</text:p>
          </table:table-cell>
          <table:table-cell office:value-type="string">
            <text:p>w2_6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w2_6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w2_6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w2_6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w2_6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w2_6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w2_6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w2_6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1868">
            <text:p>1868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9">
            <text:p>1869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8">
            <text:p>1868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489">
            <text:p>2489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489">
            <text:p>2489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490">
            <text:p>2490</text:p>
          </table:table-cell>
          <table:table-cell office:value-type="string">
            <text:p>w2_6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44">
            <text:p>8.44</text:p>
          </table:table-cell>
          <table:table-cell office:value-type="float" office:value="117630">
            <text:p>117630</text:p>
          </table:table-cell>
          <table:table-cell office:value-type="string">
            <text:p>w2_7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12">
            <text:p>7.12</text:p>
          </table:table-cell>
          <table:table-cell office:value-type="float" office:value="117630">
            <text:p>117630</text:p>
          </table:table-cell>
          <table:table-cell office:value-type="string">
            <text:p>w2_7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8">
            <text:p>7.08</text:p>
          </table:table-cell>
          <table:table-cell office:value-type="float" office:value="117630">
            <text:p>117630</text:p>
          </table:table-cell>
          <table:table-cell office:value-type="string">
            <text:p>w2_7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2">
            <text:p>7.02</text:p>
          </table:table-cell>
          <table:table-cell office:value-type="float" office:value="117630">
            <text:p>117630</text:p>
          </table:table-cell>
          <table:table-cell office:value-type="string">
            <text:p>w2_7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7">
            <text:p>7.07</text:p>
          </table:table-cell>
          <table:table-cell office:value-type="float" office:value="117630">
            <text:p>117630</text:p>
          </table:table-cell>
          <table:table-cell office:value-type="string">
            <text:p>w2_7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w2_7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7">
            <text:p>1.57</text:p>
          </table:table-cell>
          <table:table-cell office:value-type="float" office:value="4997">
            <text:p>4997</text:p>
          </table:table-cell>
          <table:table-cell office:value-type="string">
            <text:p>w2_7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9">
            <text:p>1.59</text:p>
          </table:table-cell>
          <table:table-cell office:value-type="float" office:value="4997">
            <text:p>4997</text:p>
          </table:table-cell>
          <table:table-cell office:value-type="string">
            <text:p>w2_7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w2_7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w2_7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w2_7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w2_7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w2_7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w2_7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w2_7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2491">
            <text:p>2491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2491">
            <text:p>2491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1">
            <text:p>0.11</text:p>
          </table:table-cell>
          <table:table-cell office:value-type="float" office:value="2491">
            <text:p>2491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w2_7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.95">
            <text:p>16.95</text:p>
          </table:table-cell>
          <table:table-cell office:value-type="float" office:value="141604">
            <text:p>141604</text:p>
          </table:table-cell>
          <table:table-cell office:value-type="string">
            <text:p>w2_8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5">
            <text:p>8.75</text:p>
          </table:table-cell>
          <table:table-cell office:value-type="float" office:value="141608">
            <text:p>141608</text:p>
          </table:table-cell>
          <table:table-cell office:value-type="string">
            <text:p>w2_8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4">
            <text:p>8.74</text:p>
          </table:table-cell>
          <table:table-cell office:value-type="float" office:value="141608">
            <text:p>141608</text:p>
          </table:table-cell>
          <table:table-cell office:value-type="string">
            <text:p>w2_8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7">
            <text:p>8.77</text:p>
          </table:table-cell>
          <table:table-cell office:value-type="float" office:value="141608">
            <text:p>141608</text:p>
          </table:table-cell>
          <table:table-cell office:value-type="string">
            <text:p>w2_8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2">
            <text:p>8.72</text:p>
          </table:table-cell>
          <table:table-cell office:value-type="float" office:value="141608">
            <text:p>141608</text:p>
          </table:table-cell>
          <table:table-cell office:value-type="string">
            <text:p>w2_8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18">
            <text:p>3.18</text:p>
          </table:table-cell>
          <table:table-cell office:value-type="float" office:value="4893">
            <text:p>4893</text:p>
          </table:table-cell>
          <table:table-cell office:value-type="string">
            <text:p>w2_8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1">
            <text:p>3.21</text:p>
          </table:table-cell>
          <table:table-cell office:value-type="float" office:value="4893">
            <text:p>4893</text:p>
          </table:table-cell>
          <table:table-cell office:value-type="string">
            <text:p>w2_8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">
            <text:p>3.2</text:p>
          </table:table-cell>
          <table:table-cell office:value-type="float" office:value="4893">
            <text:p>4893</text:p>
          </table:table-cell>
          <table:table-cell office:value-type="string">
            <text:p>w2_8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2">
            <text:p>3.22</text:p>
          </table:table-cell>
          <table:table-cell office:value-type="float" office:value="4890">
            <text:p>4890</text:p>
          </table:table-cell>
          <table:table-cell office:value-type="string">
            <text:p>w2_8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18">
            <text:p>3.18</text:p>
          </table:table-cell>
          <table:table-cell office:value-type="float" office:value="4892">
            <text:p>4892</text:p>
          </table:table-cell>
          <table:table-cell office:value-type="string">
            <text:p>w2_8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9">
            <text:p>0.19</text:p>
          </table:table-cell>
          <table:table-cell office:value-type="float" office:value="15618">
            <text:p>15618</text:p>
          </table:table-cell>
          <table:table-cell office:value-type="string">
            <text:p>w2_8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w2_8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w2_8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w2_8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w2_8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475">
            <text:p>475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5">
            <text:p>0.25</text:p>
          </table:table-cell>
          <table:table-cell office:value-type="float" office:value="2490">
            <text:p>2490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2492">
            <text:p>2492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2490">
            <text:p>2490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w2_8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3.2">
            <text:p>23.2</text:p>
          </table:table-cell>
          <table:table-cell office:value-type="float" office:value="192627">
            <text:p>192627</text:p>
          </table:table-cell>
          <table:table-cell office:value-type="string">
            <text:p>w2_9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8">
            <text:p>12.08</text:p>
          </table:table-cell>
          <table:table-cell office:value-type="float" office:value="192627">
            <text:p>192627</text:p>
          </table:table-cell>
          <table:table-cell office:value-type="string">
            <text:p>w2_9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27">
            <text:p>12.27</text:p>
          </table:table-cell>
          <table:table-cell office:value-type="float" office:value="192627">
            <text:p>192627</text:p>
          </table:table-cell>
          <table:table-cell office:value-type="string">
            <text:p>w2_9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21">
            <text:p>12.21</text:p>
          </table:table-cell>
          <table:table-cell office:value-type="float" office:value="192627">
            <text:p>192627</text:p>
          </table:table-cell>
          <table:table-cell office:value-type="string">
            <text:p>w2_9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3">
            <text:p>12.3</text:p>
          </table:table-cell>
          <table:table-cell office:value-type="float" office:value="192627">
            <text:p>192627</text:p>
          </table:table-cell>
          <table:table-cell office:value-type="string">
            <text:p>w2_9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">
            <text:p>6.5</text:p>
          </table:table-cell>
          <table:table-cell office:value-type="float" office:value="6002">
            <text:p>6002</text:p>
          </table:table-cell>
          <table:table-cell office:value-type="string">
            <text:p>w2_9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6">
            <text:p>6.56</text:p>
          </table:table-cell>
          <table:table-cell office:value-type="float" office:value="6002">
            <text:p>6002</text:p>
          </table:table-cell>
          <table:table-cell office:value-type="string">
            <text:p>w2_9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3">
            <text:p>6.53</text:p>
          </table:table-cell>
          <table:table-cell office:value-type="float" office:value="6002">
            <text:p>6002</text:p>
          </table:table-cell>
          <table:table-cell office:value-type="string">
            <text:p>w2_9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6002">
            <text:p>6002</text:p>
          </table:table-cell>
          <table:table-cell office:value-type="string">
            <text:p>w2_9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4">
            <text:p>6.54</text:p>
          </table:table-cell>
          <table:table-cell office:value-type="float" office:value="6001">
            <text:p>6001</text:p>
          </table:table-cell>
          <table:table-cell office:value-type="string">
            <text:p>w2_9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2">
            <text:p>0.32</text:p>
          </table:table-cell>
          <table:table-cell office:value-type="float" office:value="25949">
            <text:p>25949</text:p>
          </table:table-cell>
          <table:table-cell office:value-type="string">
            <text:p>w2_9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w2_9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1">
            <text:p>0.31</text:p>
          </table:table-cell>
          <table:table-cell office:value-type="float" office:value="25949">
            <text:p>25949</text:p>
          </table:table-cell>
          <table:table-cell office:value-type="string">
            <text:p>w2_9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1">
            <text:p>0.31</text:p>
          </table:table-cell>
          <table:table-cell office:value-type="float" office:value="25950">
            <text:p>25950</text:p>
          </table:table-cell>
          <table:table-cell office:value-type="string">
            <text:p>w2_9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w2_9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2">
            <text:p>0.42</text:p>
          </table:table-cell>
          <table:table-cell office:value-type="float" office:value="1575">
            <text:p>1575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1574">
            <text:p>1574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">
            <text:p>0.4</text:p>
          </table:table-cell>
          <table:table-cell office:value-type="float" office:value="2490">
            <text:p>2490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w2_9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9.88">
            <text:p>39.88</text:p>
          </table:table-cell>
          <table:table-cell office:value-type="float" office:value="216085">
            <text:p>216085</text:p>
          </table:table-cell>
          <table:table-cell office:value-type="string">
            <text:p>w2_10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8">
            <text:p>19.28</text:p>
          </table:table-cell>
          <table:table-cell office:value-type="float" office:value="216086">
            <text:p>216086</text:p>
          </table:table-cell>
          <table:table-cell office:value-type="string">
            <text:p>w2_10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04">
            <text:p>20.04</text:p>
          </table:table-cell>
          <table:table-cell office:value-type="float" office:value="216085">
            <text:p>216085</text:p>
          </table:table-cell>
          <table:table-cell office:value-type="string">
            <text:p>w2_10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4">
            <text:p>19.4</text:p>
          </table:table-cell>
          <table:table-cell office:value-type="float" office:value="216085">
            <text:p>216085</text:p>
          </table:table-cell>
          <table:table-cell office:value-type="string">
            <text:p>w2_10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16">
            <text:p>20.16</text:p>
          </table:table-cell>
          <table:table-cell office:value-type="float" office:value="216084">
            <text:p>216084</text:p>
          </table:table-cell>
          <table:table-cell office:value-type="string">
            <text:p>w2_10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45">
            <text:p>13.45</text:p>
          </table:table-cell>
          <table:table-cell office:value-type="float" office:value="4696">
            <text:p>4696</text:p>
          </table:table-cell>
          <table:table-cell office:value-type="string">
            <text:p>w2_10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95">
            <text:p>13.95</text:p>
          </table:table-cell>
          <table:table-cell office:value-type="float" office:value="4696">
            <text:p>4696</text:p>
          </table:table-cell>
          <table:table-cell office:value-type="string">
            <text:p>w2_10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84">
            <text:p>13.84</text:p>
          </table:table-cell>
          <table:table-cell office:value-type="float" office:value="4696">
            <text:p>4696</text:p>
          </table:table-cell>
          <table:table-cell office:value-type="string">
            <text:p>w2_10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.05">
            <text:p>14.05</text:p>
          </table:table-cell>
          <table:table-cell office:value-type="float" office:value="4695">
            <text:p>4695</text:p>
          </table:table-cell>
          <table:table-cell office:value-type="string">
            <text:p>w2_10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87">
            <text:p>13.87</text:p>
          </table:table-cell>
          <table:table-cell office:value-type="float" office:value="4694">
            <text:p>4694</text:p>
          </table:table-cell>
          <table:table-cell office:value-type="string">
            <text:p>w2_10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61">
            <text:p>0.61</text:p>
          </table:table-cell>
          <table:table-cell office:value-type="float" office:value="45749">
            <text:p>45749</text:p>
          </table:table-cell>
          <table:table-cell office:value-type="string">
            <text:p>w2_10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w2_10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7">
            <text:p>0.57</text:p>
          </table:table-cell>
          <table:table-cell office:value-type="float" office:value="45750">
            <text:p>45750</text:p>
          </table:table-cell>
          <table:table-cell office:value-type="string">
            <text:p>w2_10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45749">
            <text:p>45749</text:p>
          </table:table-cell>
          <table:table-cell office:value-type="string">
            <text:p>w2_10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w2_10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2">
            <text:p>0.82</text:p>
          </table:table-cell>
          <table:table-cell office:value-type="float" office:value="599">
            <text:p>599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9">
            <text:p>0.79</text:p>
          </table:table-cell>
          <table:table-cell office:value-type="float" office:value="598">
            <text:p>598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99">
            <text:p>599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1">
            <text:p>0.81</text:p>
          </table:table-cell>
          <table:table-cell office:value-type="float" office:value="589">
            <text:p>589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89">
            <text:p>589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9">
            <text:p>0.79</text:p>
          </table:table-cell>
          <table:table-cell office:value-type="float" office:value="589">
            <text:p>589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w2_10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5.2">
            <text:p>75.2</text:p>
          </table:table-cell>
          <table:table-cell office:value-type="float" office:value="216107">
            <text:p>216107</text:p>
          </table:table-cell>
          <table:table-cell office:value-type="string">
            <text:p>w2_1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3.66">
            <text:p>33.66</text:p>
          </table:table-cell>
          <table:table-cell office:value-type="float" office:value="216111">
            <text:p>216111</text:p>
          </table:table-cell>
          <table:table-cell office:value-type="string">
            <text:p>w2_1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6.3">
            <text:p>36.3</text:p>
          </table:table-cell>
          <table:table-cell office:value-type="float" office:value="216111">
            <text:p>216111</text:p>
          </table:table-cell>
          <table:table-cell office:value-type="string">
            <text:p>w2_1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5.01">
            <text:p>35.01</text:p>
          </table:table-cell>
          <table:table-cell office:value-type="float" office:value="216108">
            <text:p>216108</text:p>
          </table:table-cell>
          <table:table-cell office:value-type="string">
            <text:p>w2_1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7.31">
            <text:p>37.31</text:p>
          </table:table-cell>
          <table:table-cell office:value-type="float" office:value="216109">
            <text:p>216109</text:p>
          </table:table-cell>
          <table:table-cell office:value-type="string">
            <text:p>w2_11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43">
            <text:p>28.43</text:p>
          </table:table-cell>
          <table:table-cell office:value-type="float" office:value="4773">
            <text:p>4773</text:p>
          </table:table-cell>
          <table:table-cell office:value-type="string">
            <text:p>w2_1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1.56">
            <text:p>31.56</text:p>
          </table:table-cell>
          <table:table-cell office:value-type="float" office:value="4773">
            <text:p>4773</text:p>
          </table:table-cell>
          <table:table-cell office:value-type="string">
            <text:p>w2_1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43">
            <text:p>29.43</text:p>
          </table:table-cell>
          <table:table-cell office:value-type="float" office:value="4773">
            <text:p>4773</text:p>
          </table:table-cell>
          <table:table-cell office:value-type="string">
            <text:p>w2_1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1.93">
            <text:p>31.93</text:p>
          </table:table-cell>
          <table:table-cell office:value-type="float" office:value="4773">
            <text:p>4773</text:p>
          </table:table-cell>
          <table:table-cell office:value-type="string">
            <text:p>w2_1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71">
            <text:p>29.71</text:p>
          </table:table-cell>
          <table:table-cell office:value-type="float" office:value="4773">
            <text:p>4773</text:p>
          </table:table-cell>
          <table:table-cell office:value-type="string">
            <text:p>w2_11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">
            <text:p>1.1</text:p>
          </table:table-cell>
          <table:table-cell office:value-type="float" office:value="75386">
            <text:p>75386</text:p>
          </table:table-cell>
          <table:table-cell office:value-type="string">
            <text:p>w2_1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w2_1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5">
            <text:p>1.05</text:p>
          </table:table-cell>
          <table:table-cell office:value-type="float" office:value="75386">
            <text:p>75386</text:p>
          </table:table-cell>
          <table:table-cell office:value-type="string">
            <text:p>w2_1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w2_1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w2_11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5">
            <text:p>1.55</text:p>
          </table:table-cell>
          <table:table-cell office:value-type="float" office:value="599">
            <text:p>59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600">
            <text:p>600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599">
            <text:p>59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6">
            <text:p>1.56</text:p>
          </table:table-cell>
          <table:table-cell office:value-type="float" office:value="589">
            <text:p>58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89">
            <text:p>58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w2_11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5.22">
            <text:p>125.22</text:p>
          </table:table-cell>
          <table:table-cell office:value-type="float" office:value="806065">
            <text:p>806065</text:p>
          </table:table-cell>
          <table:table-cell office:value-type="string">
            <text:p>w2_1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0.71">
            <text:p>70.71</text:p>
          </table:table-cell>
          <table:table-cell office:value-type="float" office:value="806067">
            <text:p>806067</text:p>
          </table:table-cell>
          <table:table-cell office:value-type="string">
            <text:p>w2_1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4.68">
            <text:p>74.68</text:p>
          </table:table-cell>
          <table:table-cell office:value-type="float" office:value="806067">
            <text:p>806067</text:p>
          </table:table-cell>
          <table:table-cell office:value-type="string">
            <text:p>w2_1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2.69">
            <text:p>72.69</text:p>
          </table:table-cell>
          <table:table-cell office:value-type="float" office:value="806061">
            <text:p>806061</text:p>
          </table:table-cell>
          <table:table-cell office:value-type="string">
            <text:p>w2_1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6.85">
            <text:p>76.85</text:p>
          </table:table-cell>
          <table:table-cell office:value-type="float" office:value="806067">
            <text:p>806067</text:p>
          </table:table-cell>
          <table:table-cell office:value-type="string">
            <text:p>w2_12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42">
            <text:p>64.42</text:p>
          </table:table-cell>
          <table:table-cell office:value-type="float" office:value="5000">
            <text:p>5000</text:p>
          </table:table-cell>
          <table:table-cell office:value-type="string">
            <text:p>w2_1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74">
            <text:p>69.74</text:p>
          </table:table-cell>
          <table:table-cell office:value-type="float" office:value="5000">
            <text:p>5000</text:p>
          </table:table-cell>
          <table:table-cell office:value-type="string">
            <text:p>w2_1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5.43">
            <text:p>65.43</text:p>
          </table:table-cell>
          <table:table-cell office:value-type="float" office:value="5000">
            <text:p>5000</text:p>
          </table:table-cell>
          <table:table-cell office:value-type="string">
            <text:p>w2_1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02">
            <text:p>69.02</text:p>
          </table:table-cell>
          <table:table-cell office:value-type="float" office:value="4998">
            <text:p>4998</text:p>
          </table:table-cell>
          <table:table-cell office:value-type="string">
            <text:p>w2_1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94">
            <text:p>64.94</text:p>
          </table:table-cell>
          <table:table-cell office:value-type="float" office:value="5000">
            <text:p>5000</text:p>
          </table:table-cell>
          <table:table-cell office:value-type="string">
            <text:p>w2_12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7">
            <text:p>1.97</text:p>
          </table:table-cell>
          <table:table-cell office:value-type="float" office:value="117632">
            <text:p>117632</text:p>
          </table:table-cell>
          <table:table-cell office:value-type="string">
            <text:p>w2_1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1">
            <text:p>1.91</text:p>
          </table:table-cell>
          <table:table-cell office:value-type="float" office:value="117632">
            <text:p>117632</text:p>
          </table:table-cell>
          <table:table-cell office:value-type="string">
            <text:p>w2_1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w2_1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">
            <text:p>1.9</text:p>
          </table:table-cell>
          <table:table-cell office:value-type="float" office:value="117632">
            <text:p>117632</text:p>
          </table:table-cell>
          <table:table-cell office:value-type="string">
            <text:p>w2_1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w2_12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399">
            <text:p>5399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5">
            <text:p>2.95</text:p>
          </table:table-cell>
          <table:table-cell office:value-type="float" office:value="5400">
            <text:p>5400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9">
            <text:p>2.99</text:p>
          </table:table-cell>
          <table:table-cell office:value-type="float" office:value="5399">
            <text:p>5399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7">
            <text:p>2.97</text:p>
          </table:table-cell>
          <table:table-cell office:value-type="float" office:value="5400">
            <text:p>5400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8">
            <text:p>2.98</text:p>
          </table:table-cell>
          <table:table-cell office:value-type="float" office:value="5400">
            <text:p>5400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7">
            <text:p>2.97</text:p>
          </table:table-cell>
          <table:table-cell office:value-type="float" office:value="588">
            <text:p>588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6">
            <text:p>2.96</text:p>
          </table:table-cell>
          <table:table-cell office:value-type="float" office:value="589">
            <text:p>589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87">
            <text:p>587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w2_12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2.75">
            <text:p>412.75</text:p>
          </table:table-cell>
          <table:table-cell office:value-type="float" office:value="806115">
            <text:p>806115</text:p>
          </table:table-cell>
          <table:table-cell office:value-type="string">
            <text:p>w2_1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9.6">
            <text:p>149.6</text:p>
          </table:table-cell>
          <table:table-cell office:value-type="float" office:value="806115">
            <text:p>806115</text:p>
          </table:table-cell>
          <table:table-cell office:value-type="string">
            <text:p>w2_1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.57">
            <text:p>167.57</text:p>
          </table:table-cell>
          <table:table-cell office:value-type="float" office:value="806114">
            <text:p>806114</text:p>
          </table:table-cell>
          <table:table-cell office:value-type="string">
            <text:p>w2_1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2.7">
            <text:p>152.7</text:p>
          </table:table-cell>
          <table:table-cell office:value-type="float" office:value="806115">
            <text:p>806115</text:p>
          </table:table-cell>
          <table:table-cell office:value-type="string">
            <text:p>w2_1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3.08">
            <text:p>173.08</text:p>
          </table:table-cell>
          <table:table-cell office:value-type="float" office:value="806114">
            <text:p>806114</text:p>
          </table:table-cell>
          <table:table-cell office:value-type="string">
            <text:p>w2_13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7.76">
            <text:p>147.76</text:p>
          </table:table-cell>
          <table:table-cell office:value-type="float" office:value="5017">
            <text:p>5017</text:p>
          </table:table-cell>
          <table:table-cell office:value-type="string">
            <text:p>w2_1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5">
            <text:p>155</text:p>
          </table:table-cell>
          <table:table-cell office:value-type="float" office:value="5018">
            <text:p>5018</text:p>
          </table:table-cell>
          <table:table-cell office:value-type="string">
            <text:p>w2_1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8.64">
            <text:p>138.64</text:p>
          </table:table-cell>
          <table:table-cell office:value-type="float" office:value="5017">
            <text:p>5017</text:p>
          </table:table-cell>
          <table:table-cell office:value-type="string">
            <text:p>w2_1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.57">
            <text:p>168.57</text:p>
          </table:table-cell>
          <table:table-cell office:value-type="float" office:value="5017">
            <text:p>5017</text:p>
          </table:table-cell>
          <table:table-cell office:value-type="string">
            <text:p>w2_1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8.15">
            <text:p>148.15</text:p>
          </table:table-cell>
          <table:table-cell office:value-type="float" office:value="5017">
            <text:p>5017</text:p>
          </table:table-cell>
          <table:table-cell office:value-type="string">
            <text:p>w2_13</text:p>
          </table:table-cell>
          <table:table-cell office:value-type="string">
            <text:p>ListIdentifier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">
            <text:p>4.6</text:p>
          </table:table-cell>
          <table:table-cell office:value-type="float" office:value="232706">
            <text:p>232706</text:p>
          </table:table-cell>
          <table:table-cell office:value-type="string">
            <text:p>w2_1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09">
            <text:p>4.09</text:p>
          </table:table-cell>
          <table:table-cell office:value-type="float" office:value="232706">
            <text:p>232706</text:p>
          </table:table-cell>
          <table:table-cell office:value-type="string">
            <text:p>w2_1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89">
            <text:p>3.89</text:p>
          </table:table-cell>
          <table:table-cell office:value-type="float" office:value="232705">
            <text:p>232705</text:p>
          </table:table-cell>
          <table:table-cell office:value-type="string">
            <text:p>w2_1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91">
            <text:p>3.91</text:p>
          </table:table-cell>
          <table:table-cell office:value-type="float" office:value="232706">
            <text:p>232706</text:p>
          </table:table-cell>
          <table:table-cell office:value-type="string">
            <text:p>w2_1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9">
            <text:p>3.9</text:p>
          </table:table-cell>
          <table:table-cell office:value-type="float" office:value="232706">
            <text:p>232706</text:p>
          </table:table-cell>
          <table:table-cell office:value-type="string">
            <text:p>w2_13</text:p>
          </table:table-cell>
          <table:table-cell office:value-type="string">
            <text:p>ListSets</text:p>
          </table:table-cell>
          <table:table-cell table:number-columns-repeated="3"/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3">
            <text:p>6.13</text:p>
          </table:table-cell>
          <table:table-cell office:value-type="float" office:value="5400">
            <text:p>5400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5400">
            <text:p>5400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7">
            <text:p>6.17</text:p>
          </table:table-cell>
          <table:table-cell office:value-type="float" office:value="5399">
            <text:p>539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6">
            <text:p>6.16</text:p>
          </table:table-cell>
          <table:table-cell office:value-type="float" office:value="5396">
            <text:p>5396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6">
            <text:p>6.16</text:p>
          </table:table-cell>
          <table:table-cell office:value-type="float" office:value="5399">
            <text:p>539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Fir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4">
            <text:p>6.24</text:p>
          </table:table-cell>
          <table:table-cell office:value-type="float" office:value="588">
            <text:p>588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">
            <text:p>6.2</text:p>
          </table:table-cell>
          <table:table-cell office:value-type="float" office:value="589">
            <text:p>58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4">
            <text:p>6.14</text:p>
          </table:table-cell>
          <table:table-cell office:value-type="float" office:value="589">
            <text:p>58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589">
            <text:p>58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6">
            <text:p>6.16</text:p>
          </table:table-cell>
          <table:table-cell office:value-type="float" office:value="589">
            <text:p>589</text:p>
          </table:table-cell>
          <table:table-cell office:value-type="string">
            <text:p>w2_13</text:p>
          </table:table-cell>
          <table:table-cell office:value-type="string">
            <text:p>GetRecord</text:p>
          </table:table-cell>
          <table:table-cell office:value-type="string">
            <text:p>Last Record</text:p>
          </table:table-cell>
          <table:table-cell office:value-type="string">
            <text:p>metadataPrefix=oai_dc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0.44">
            <text:p>510.44</text:p>
          </table:table-cell>
          <table:table-cell office:value-type="float" office:value="1012761">
            <text:p>1012761</text:p>
          </table:table-cell>
          <table:table-cell office:value-type="string">
            <text:p>w2_1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6.44">
            <text:p>496.44</text:p>
          </table:table-cell>
          <table:table-cell office:value-type="float" office:value="1012761">
            <text:p>1012761</text:p>
          </table:table-cell>
          <table:table-cell office:value-type="string">
            <text:p>w2_1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3.14">
            <text:p>513.14</text:p>
          </table:table-cell>
          <table:table-cell office:value-type="float" office:value="1012759">
            <text:p>1012759</text:p>
          </table:table-cell>
          <table:table-cell office:value-type="string">
            <text:p>w2_1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02.02">
            <text:p>502.02</text:p>
          </table:table-cell>
          <table:table-cell office:value-type="float" office:value="1012761">
            <text:p>1012761</text:p>
          </table:table-cell>
          <table:table-cell office:value-type="string">
            <text:p>w2_1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2.48">
            <text:p>522.48</text:p>
          </table:table-cell>
          <table:table-cell office:value-type="float" office:value="1012761">
            <text:p>1012761</text:p>
          </table:table-cell>
          <table:table-cell office:value-type="string">
            <text:p>w2_14</text:p>
          </table:table-cell>
          <table:table-cell office:value-type="string">
            <text:p>ListRecords</text:p>
          </table:table-cell>
          <table:table-cell/>
          <table:table-cell office:value-type="string">
            <text:p>metadataPrefix=oai_dc</text:p>
          </table:table-cell>
          <table:table-cell/>
        </table:table-row>
        <table:table-row table:style-name="ro1" table:number-rows-repeated="10482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19T17:47:11</dc:date>
    <dc:creator>Lighton Phiri</dc:creator>
    <meta:editing-duration>PT20M11S</meta:editing-duration>
    <meta:editing-cycles>5</meta:editing-cycles>
    <meta:document-statistic meta:table-count="1" meta:cell-count="2512" meta:object-count="0"/>
  </office:meta>
</office:document-meta>
</file>